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Text_20_body">
      <style:text-properties officeooo:rsid="0023832b" officeooo:paragraph-rsid="0023832b"/>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style>
    <style:style style:name="P10" style:family="paragraph" style:parent-style-name="Heading_20_1">
      <style:text-properties officeooo:paragraph-rsid="0020770b"/>
    </style:style>
    <style:style style:name="P11" style:family="paragraph" style:parent-style-name="Heading_20_2">
      <style:text-properties officeooo:rsid="0024fce5"/>
    </style:style>
    <style:style style:name="P12" style:family="paragraph" style:parent-style-name="Heading_20_2">
      <style:text-properties officeooo:paragraph-rsid="0037afa3"/>
    </style:style>
    <style:style style:name="P13" style:family="paragraph" style:parent-style-name="Text_20_body">
      <style:text-properties officeooo:rsid="0024fce5" officeooo:paragraph-rsid="0037afa3"/>
    </style:style>
    <style:style style:name="P14" style:family="paragraph" style:parent-style-name="Text_20_body">
      <style:text-properties officeooo:rsid="002a43c4" officeooo:paragraph-rsid="002a43c4"/>
    </style:style>
    <style:style style:name="P15" style:family="paragraph" style:parent-style-name="Text_20_body">
      <style:text-properties officeooo:rsid="002d4027" officeooo:paragraph-rsid="0037afa3"/>
    </style:style>
    <style:style style:name="P16" style:family="paragraph" style:parent-style-name="Text_20_body">
      <style:text-properties officeooo:rsid="002e0258" officeooo:paragraph-rsid="0037afa3"/>
    </style:style>
    <style:style style:name="P17" style:family="paragraph" style:parent-style-name="Text_20_body">
      <style:text-properties officeooo:rsid="0027c433" officeooo:paragraph-rsid="0027c433"/>
    </style:style>
    <style:style style:name="P18" style:family="paragraph" style:parent-style-name="Text_20_body">
      <style:text-properties officeooo:rsid="0032e41d" officeooo:paragraph-rsid="0032e41d"/>
    </style:style>
    <style:style style:name="P19" style:family="paragraph" style:parent-style-name="Text_20_body">
      <style:text-properties style:text-underline-style="solid" style:text-underline-type="double" style:text-underline-width="auto" style:text-underline-color="font-color" officeooo:rsid="0020770b" officeooo:paragraph-rsid="0020770b"/>
    </style:style>
    <style:style style:name="P20" style:family="paragraph" style:parent-style-name="Text_20_body">
      <style:text-properties officeooo:rsid="00218980" officeooo:paragraph-rsid="00218980"/>
    </style:style>
    <style:style style:name="P21" style:family="paragraph" style:parent-style-name="Text_20_body">
      <style:text-properties officeooo:rsid="0026d0ab" officeooo:paragraph-rsid="0026d0ab"/>
    </style:style>
    <style:style style:name="P22" style:family="paragraph" style:parent-style-name="Text_20_body">
      <style:text-properties officeooo:rsid="0038c5bc" officeooo:paragraph-rsid="0038c5bc"/>
    </style:style>
    <style:style style:name="P23" style:family="paragraph" style:parent-style-name="Text_20_body">
      <style:text-properties officeooo:rsid="0038d523" officeooo:paragraph-rsid="0038d523"/>
    </style:style>
    <style:style style:name="P24" style:family="paragraph" style:parent-style-name="Text_20_body">
      <style:text-properties officeooo:rsid="0039facc" officeooo:paragraph-rsid="0039facc"/>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T6" style:family="text">
      <style:text-properties officeooo:rsid="002a43c4"/>
    </style:style>
    <style:style style:name="T7" style:family="text">
      <style:text-properties officeooo:rsid="002be3b3"/>
    </style:style>
    <style:style style:name="T8" style:family="text">
      <style:text-properties officeooo:rsid="002e0258"/>
    </style:style>
    <style:style style:name="T9" style:family="text">
      <style:text-properties officeooo:rsid="002f3787"/>
    </style:style>
    <style:style style:name="T10" style:family="text">
      <style:text-properties officeooo:rsid="00312ca0"/>
    </style:style>
    <style:style style:name="T11" style:family="text">
      <style:text-properties officeooo:rsid="0032e41d"/>
    </style:style>
    <style:style style:name="T12" style:family="text">
      <style:text-properties officeooo:rsid="0033102f"/>
    </style:style>
    <style:style style:name="T13" style:family="text">
      <style:text-properties officeooo:rsid="0038c5bc"/>
    </style:style>
    <style:style style:name="T14" style:family="text">
      <style:text-properties officeooo:rsid="0038d52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Inhaltsverzeichnis</text:p>
          </text:index-title>
          <text:p text:style-name="P5"><text:a xlink:type="simple" xlink:href="#__RefHeading___Toc2448_859315482" text:style-name="Index_20_Link" text:visited-style-name="Index_20_Link">Motivation<text:tab/>3</text:a></text:p>
          <text:p text:style-name="P5"><text:a xlink:type="simple" xlink:href="#__RefHeading___Toc2450_859315482" text:style-name="Index_20_Link" text:visited-style-name="Index_20_Link">Theorie<text:tab/>3</text:a></text:p>
          <text:p text:style-name="P7"><text:a xlink:type="simple" xlink:href="#__RefHeading___Toc2452_859315482" text:style-name="Index_20_Link" text:visited-style-name="Index_20_Link">Paper?<text:tab/>3</text:a></text:p>
          <text:p text:style-name="P5"><text:a xlink:type="simple" xlink:href="#__RefHeading___Toc2454_859315482" text:style-name="Index_20_Link" text:visited-style-name="Index_20_Link">Vorgehensweise<text:tab/>3</text:a></text:p>
          <text:p text:style-name="P6"><text:a xlink:type="simple" xlink:href="#__RefHeading___Toc2456_859315482" text:style-name="Index_20_Link" text:visited-style-name="Index_20_Link">YOLO<text:tab/>3</text:a></text:p>
          <text:p text:style-name="P6"><text:a xlink:type="simple" xlink:href="#__RefHeading___Toc2464_859315482" text:style-name="Index_20_Link" text:visited-style-name="Index_20_Link">RT-DETR<text:tab/>3</text:a></text:p>
          <text:p text:style-name="P6"><text:a xlink:type="simple" xlink:href="#__RefHeading___Toc2458_859315482" text:style-name="Index_20_Link" text:visited-style-name="Index_20_Link">Kamera integrieren<text:tab/>3</text:a></text:p>
          <text:p text:style-name="P6"><text:a xlink:type="simple" xlink:href="#__RefHeading___Toc2460_859315482" text:style-name="Index_20_Link" text:visited-style-name="Index_20_Link">Kalmanfilter erarbeiten<text:tab/>4</text:a></text:p>
          <text:p text:style-name="P6"><text:a xlink:type="simple" xlink:href="#__RefHeading___Toc2462_859315482" text:style-name="Index_20_Link" text:visited-style-name="Index_20_Link">Drohnendatensätze<text:tab/>4</text:a></text:p>
          <text:p text:style-name="P5"><text:a xlink:type="simple" xlink:href="#__RefHeading___Toc228_2764029267" text:style-name="Index_20_Link" text:visited-style-name="Index_20_Link">Tests<text:tab/>4</text:a></text:p>
          <text:p text:style-name="P6"><text:a xlink:type="simple" xlink:href="#__RefHeading___Toc230_2764029267" text:style-name="Index_20_Link" text:visited-style-name="Index_20_Link">Personenklassifizierung<text:tab/>4</text:a></text:p>
          <text:p text:style-name="P6"><text:a xlink:type="simple" xlink:href="#__RefHeading___Toc232_2764029267" text:style-name="Index_20_Link" text:visited-style-name="Index_20_Link">Drohnenklassifizierung<text:tab/>4</text:a></text:p>
          <text:p text:style-name="P6"><text:a xlink:type="simple" xlink:href="#__RefHeading___Toc234_2764029267" text:style-name="Index_20_Link" text:visited-style-name="Index_20_Link">Verfolgung durch die Kamera<text:tab/>4</text:a></text:p>
          <text:p text:style-name="P5"><text:a xlink:type="simple" xlink:href="#__RefHeading___Toc236_2764029267" text:style-name="Index_20_Link" text:visited-style-name="Index_20_Link">Evaluation<text:tab/>4</text:a></text:p>
          <text:p text:style-name="P6"><text:a xlink:type="simple" xlink:href="#__RefHeading___Toc238_2764029267" text:style-name="Index_20_Link" text:visited-style-name="Index_20_Link">Qualität der Datensätze<text:tab/>4</text:a></text:p>
          <text:p text:style-name="P6"><text:a xlink:type="simple" xlink:href="#__RefHeading___Toc240_2764029267" text:style-name="Index_20_Link" text:visited-style-name="Index_20_Link">Qualität der Klassifizierung<text:tab/>4</text:a></text:p>
          <text:p text:style-name="P6"><text:a xlink:type="simple" xlink:href="#__RefHeading___Toc242_2764029267" text:style-name="Index_20_Link" text:visited-style-name="Index_20_Link">Qualität der Drohnenverfolgung<text:tab/>5</text:a></text:p>
          <text:p text:style-name="P5"><text:a xlink:type="simple" xlink:href="#__RefHeading___Toc244_2764029267" text:style-name="Index_20_Link" text:visited-style-name="Index_20_Link">Zusammenfassung<text:tab/>5</text:a></text:p>
        </text:index-body>
      </text:table-of-content>
      <text:h text:style-name="Heading_20_1" text:outline-level="1" text:is-list-header="true"/>
      <text:h text:style-name="P9"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p text:style-name="P24">Der RT-DETR wurde mit einem Paper erst im April veröffentlicht und soll laut den Ergebnissen in Echtzeit schnellere und präzisere Ergebnisse liefern. Er erfüllt die gleichen Zwecke wie Yolo, Objekte auf Bildern zu klassifizieren, lediglich mit einer anderen Herangehensweise. Probleme könnten hier auftreten, da der RT-DETR eventuell noch unausgereift ist und da die Ergebnisse des Papers nur auf der Auswertung von Testbildern des Datensatzes beruhen. </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20">Video download, Yolo grundgerüst, Dateistruktur verbessert, </text:p>
      <text:h text:style-name="P12" text:outline-level="2"><text:bookmark-start text:name="__RefHeading___Toc2464_859315482"/>RT-DETR<text:bookmark-end text:name="__RefHeading___Toc2464_859315482"/></text:h>
      <text:p text:style-name="P13">Probleme mit Implementierungen (eine auf 4 GPUs zu trainieren, eine eventuell unvollständig, eine beim trainieren fehleranfällig). Mit Diskussionen im Netz lösbares Problem (zumindest bei uns, Probleme gibt es bei anderen weiterhin.) Mit <text:span text:style-name="T7">U</text:span>ltralytics zu, laufen gebracht, erkennt Personen zuverlässig, Drohnendatensatz muss getestet werden.</text:p>
      <text:p text:style-name="P15">Da der <text:span text:style-name="T8">RT-DETR erst vor wenigen Monaten veröffentlicht wurde, sind die vorhandenen Implementierungen nicht so ausgereift, wie die von YOLO. Der im Paper hinterlegte Sourcecode enthält zwei Implementierungen, von denen eine leider auf 4 Graphikkarten trainiert werden muss, während die andere erst während des Projekts veröffentlicht, jeden Tag überarbeitet und noch schlecht dokumentiert war. </text:span></text:p>
      <text:p text:style-name="P16">Es gibt allerdings auch eine Implementierung von Ultralytics. Da wir über diese Pythonbibliothek auch YOLO verwenden, kann der Großteil des Projekts unverändert bleiben, nur das Model muss gewechselt werden. <text:span text:style-name="T9">Leider gibt es interne Fehler beim Trainieren, die allerdings mit der Übergabe </text:span><text:soft-page-break/><text:span text:style-name="T9">einiger Parameter <text:s/></text:span><text:span text:style-name="T10">vermieden werde können. So konnten wir die Klassifizierung mit unserem eigenen Datensatz auf die Detektion trainieren und </text:span><text:span text:style-name="T11">diese im weiteren Verlauf testen.</text:span></text:p>
      <text:h text:style-name="Heading_20_2" text:outline-level="2"><text:bookmark-start text:name="__RefHeading___Toc2458_859315482"/>Kamera integrieren<text:bookmark-end text:name="__RefHeading___Toc2458_859315482"/></text:h>
      <text:p text:style-name="P4">Probleme mit Proxy,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p text:style-name="P17">Bereits vorhandene Datensätze meist auf ein Szenario ausgelegt, mei<text:span text:style-name="T11">st</text:span>ens nicht sehr ausgewogen (viele Produktbilder, extreme Nahaufnahmen), <text:span text:style-name="T6">eigenen Basteln, verbessern</text:span></text:p>
      <text:p text:style-name="P18">Da die Annotationen der Datensätze zur Klassifizierung von Drohnen, die uns zur Verfügung standen, oft nicht mit Ultralytics kompatibel waren, haben wir die Netze zuerst auf einem einfachen Datensatz trainiert und damit einige Tests durchgeführt. Diese verliefen allerdings nicht zu unserer Zufriedenstellung, daher haben wir aus den Daten eine Vielseitige Auswahl getroffen und damit unseren eigenen Datensatz erstellt. <text:span text:style-name="T13">Weiter haben wir selber Bilder aufgenommen, auf denen wir eine </text:span>Drohne in Händen gehalten <text:span text:style-name="T13">habe</text:span>n. <text:span text:style-name="T12">Mit dem Tool ‚anylabeling‘ konnten wir effizient innerhalb weniger Stunden über 2500 Bilder annotieren, die eine ausgwogene Auswahl von Aufnahmen von Innen und Außen, fliegenden, stehenden und gehaltenen Drohnen, sowie welche ohne Drohnen enthält, um false-positivs zu vermeiden.</text:span></text:p>
      <text:p text:style-name="P22">Der Datensatz wurde nach einigen Tests weiter verbessert. Zum Beispiel haben<text:span text:style-name="T11"> wir <text:s/></text:span>mehr eigene Bilder hinzugefügt<text:span text:style-name="T11">, die oft falsch als Drohne klassifiziert wurden, </text:span>wie Türklinken oder Lampen. <text:span text:style-name="T11"><text:s/></text:span></text:p>
      <text:h text:style-name="P11" text:outline-level="2"/>
      <text:h text:style-name="P10"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6">nklassifizierung</text:span><text:bookmark-end text:name="__RefHeading___Toc230_2764029267"/></text:h>
      <text:p text:style-name="P21">Läuft gut, hohe Wahrscheinlichkeit Personen zu erkennen, <text:span text:style-name="T5">Verflogung, außer bei sehr hoher Winkelgeschwindigkeit praxisnah, </text:span><text:span text:style-name="T13">aufgrund der vielen Daten aus dem Coco2017 Datensatz, mit denen vortrainiert wurde</text:span></text:p>
      <text:h text:style-name="Heading_20_2" text:outline-level="2"><text:bookmark-start text:name="__RefHeading___Toc232_2764029267"/>Drohnen<text:span text:style-name="T6">klassifizierung</text:span><text:bookmark-end text:name="__RefHeading___Toc232_2764029267"/></text:h>
      <text:p text:style-name="Text_20_body"/>
      <text:h text:style-name="Heading_20_2" text:outline-level="2"><text:bookmark-start text:name="__RefHeading___Toc234_2764029267"/><text:soft-page-break/>Ver<text:span text:style-name="T2">folgung</text:span> durch die Kamera<text:bookmark-end text:name="__RefHeading___Toc234_2764029267"/></text:h>
      <text:h text:style-name="P10"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p text:style-name="P22">Coco2017 war bei guten Wetter sehr zuverlässig</text:p>
      <text:p text:style-name="P22">einfache Drohnensatz war sehr unzureichend, da viele Bilder extreme Nahaufnahmen waren, Produktbilder, und meistens von oben aufgenommen, lieferte vor allem viele false positivs, wie -Klinken, Lampen oder ähnliches oder erkannte die Drohne nur alle par Bilder.</text:p>
      <text:p text:style-name="P22">Eigener Datensatz</text:p>
      <text:p text:style-name="P22">Letztendlich w<text:span text:style-name="T14">u</text:span>rde Schrift auf dem Whiteboard oder <text:span text:style-name="T14">e</text:span>in Haufen Kabel allerdings immer noch falsch als Drohne erkannt. Dies liegt wohl an ähnlichen geometrischen Strukturen, die manchmal gut zu einer Drohne passen.</text:p>
      <text:h text:style-name="Heading_20_2" text:outline-level="2"><text:bookmark-start text:name="__RefHeading___Toc240_2764029267"/>Qualität der <text:span text:style-name="T6">Klassifizierung</text:span><text:bookmark-end text:name="__RefHeading___Toc240_2764029267"/></text:h>
      <text:p text:style-name="P14">RT-DETR klassifiziert besser, aber wesentlich langsamer als YOLO, dadurch verzögerungen bei Verfolgung, wobei YOLO Drohne öfter verliert</text:p>
      <text:p text:style-name="P23">Auf den gleichen Trainingsdaten liefert der RT-DETR in unseren Tests bessere Ergebnisse als YOLO. False-positives werden deutlich seltener durchgegeben, und auch die confidence-Werte sind unter gleichen Verhältnissen höher.</text:p>
      <text:p text:style-name="P23">Allerdings liefet YOLO die Ergebnisse auch wesentlich schneller, was für das Tracking ein Vorteil ist. </text:p>
      <text:h text:style-name="Heading_20_2" text:outline-level="2"><text:bookmark-start text:name="__RefHeading___Toc242_2764029267"/>Qualität der Drohnenverfolgung<text:bookmark-end text:name="__RefHeading___Toc242_2764029267"/></text:h>
      <text:p text:style-name="P23">Mit beiden Netzen kann unsere Drohne in unserer Testumgebung zuverlässig mithilfe des Scanmodus gefunden und anschließend verfolgt werden.</text:p>
      <text:p text:style-name="P23">Lediglich bei zu hohen Winkelgeschwindigkeiten oder vor einer starken Lichtquelle wird die Drohne öfters verloren.</text:p>
      <text:h text:style-name="Heading_20_1" text:outline-level="1"><text:bookmark-start text:name="__RefHeading___Toc244_2764029267"/>Zusammenfassung<text:bookmark-end text:name="__RefHeading___Toc244_2764029267"/></text:h>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9-01T13:08:41.054155572</dc:date>
    <meta:editing-duration>PT2H45M53S</meta:editing-duration>
    <meta:editing-cycles>17</meta:editing-cycles>
    <meta:generator>LibreOffice/7.3.7.2$Linux_X86_64 LibreOffice_project/30$Build-2</meta:generator>
    <meta:document-statistic meta:table-count="0" meta:image-count="0" meta:object-count="0" meta:page-count="5" meta:paragraph-count="67" meta:word-count="736" meta:character-count="5508" meta:non-whitespace-character-count="4824"/>
  </office:meta>
</office:document-meta>
</file>